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objectwithoutfill">
      <style:graphic-properties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dash" style:text-underline-width="auto" style:text-underline-color="font-colo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ash" style:text-underline-width="auto" style:text-underline-color="font-color"/>
    </style:style>
    <style:style style:name="T3" style:family="text">
      <style:text-properties fo:font-size="18pt" style:text-underline-style="dash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47cm" svg:height="2.539cm" svg:x="5.216cm" svg:y="20.7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2" xml:id="id11" draw:id="id11" draw:layer="layout" svg:width="3.81cm" svg:height="1.778cm" svg:x="4.783cm" svg:y="1.362cm">
          <text:p text:style-name="P2"><text:span text:style-name="T1">artist_id</text:span></text:p>
        </draw:ellipse>
        <draw:ellipse draw:style-name="gr2" draw:text-style-name="P1" xml:id="id12" draw:id="id12" draw:layer="layout" svg:width="3.81cm" svg:height="1.778cm" svg:x="4.783cm" svg:y="3.775cm">
          <text:p text:style-name="P1">artist_name</text:p>
        </draw:ellipse>
        <draw:ellipse draw:style-name="gr2" draw:text-style-name="P1" xml:id="id9" draw:id="id9" draw:layer="layout" svg:width="3.81cm" svg:height="1.778cm" svg:x="16.794cm" svg:y="13.795cm">
          <text:p text:style-name="P1">album_name</text:p>
        </draw:ellipse>
        <draw:ellipse draw:style-name="gr2" draw:text-style-name="P3" xml:id="id8" draw:id="id8" draw:layer="layout" svg:width="3.81cm" svg:height="1.778cm" svg:x="16.794cm" svg:y="11.509cm">
          <text:p text:style-name="P3"><text:span text:style-name="T2">album_id</text:span></text:p>
        </draw:ellipse>
        <draw:ellipse draw:style-name="gr2" draw:text-style-name="P3" xml:id="id1" draw:id="id1" draw:layer="layout" svg:width="3.81cm" svg:height="1.778cm" svg:x="1.173cm" svg:y="14.127cm">
          <text:p text:style-name="P3"><text:span text:style-name="T3">track_id</text:span></text:p>
        </draw:ellipse>
        <draw:ellipse draw:style-name="gr2" draw:text-style-name="P1" xml:id="id3" draw:id="id3" draw:layer="layout" svg:width="3.81cm" svg:height="1.778cm" svg:x="1.173cm" svg:y="16.54cm">
          <text:p text:style-name="P1">track_name</text:p>
        </draw:ellipse>
        <draw:ellipse draw:style-name="gr2" draw:text-style-name="P1" xml:id="id4" draw:id="id4" draw:layer="layout" svg:width="3.81cm" svg:height="1.778cm" svg:x="1cm" svg:y="18.826cm">
          <text:p text:style-name="P1">time</text:p>
        </draw:ellipse>
        <draw:rect draw:style-name="gr3" xml:id="id6" draw:id="id6" draw:layer="layout" svg:width="2.753cm" svg:height="1.178cm" svg:x="6.837cm" svg:y="25.198cm">
          <text:p/>
        </draw:rect>
        <draw:ellipse draw:style-name="gr2" draw:text-style-name="P3" xml:id="id5" draw:id="id5" draw:layer="layout" svg:width="3.81cm" svg:height="1.778cm" svg:x="1.254cm" svg:y="24.833cm">
          <text:p text:style-name="P1"><text:span text:style-name="T2">played</text:span></text:p>
        </draw:ellipse>
        <draw:rect draw:style-name="gr3" draw:text-style-name="P5" draw:layer="layout" svg:width="2.368cm" svg:height="0.902cm" svg:x="7.005cm" svg:y="25.341cm">
          <text:p text:style-name="P4">Played</text:p>
        </draw:rect>
        <draw:rect draw:style-name="gr3" xml:id="id2" draw:id="id2" draw:layer="layout" svg:width="2.651cm" svg:height="1.143cm" svg:x="7.066cm" svg:y="16.84cm">
          <text:p/>
        </draw:rect>
        <draw:rect draw:style-name="gr3" draw:text-style-name="P5" draw:layer="layout" svg:width="2.281cm" svg:height="0.876cm" svg:x="7.227cm" svg:y="16.978cm">
          <text:p text:style-name="P4">Track</text:p>
        </draw:rect>
        <draw:connector draw:style-name="gr4" draw:text-style-name="P1" draw:layer="layout" draw:type="line" svg:x1="4.983cm" svg:y1="15.016cm" svg:x2="7.066cm" svg:y2="17.411cm" draw:start-shape="id1" draw:start-glue-point="1" draw:end-shape="id2" draw:end-glue-point="3" svg:d="m4983 15016 2083 2395">
          <text:p/>
        </draw:connector>
        <draw:connector draw:style-name="gr4" draw:text-style-name="P1" draw:layer="layout" draw:type="line" svg:x1="4.983cm" svg:y1="17.429cm" svg:x2="7.066cm" svg:y2="17.411cm" draw:start-shape="id3" draw:start-glue-point="1" draw:end-shape="id2" draw:end-glue-point="3" svg:d="m4983 17429 2083-18">
          <text:p/>
        </draw:connector>
        <draw:connector draw:style-name="gr4" draw:text-style-name="P1" draw:layer="layout" draw:type="line" svg:x1="4.81cm" svg:y1="19.715cm" svg:x2="7.066cm" svg:y2="17.411cm" draw:start-shape="id4" draw:start-glue-point="1" draw:end-shape="id2" draw:end-glue-point="3" svg:d="m4810 19715 2256-2304">
          <text:p/>
        </draw:connector>
        <draw:connector draw:style-name="gr4" draw:text-style-name="P1" draw:layer="layout" draw:type="line" svg:x1="5.064cm" svg:y1="25.722cm" svg:x2="6.837cm" svg:y2="25.787cm" draw:start-shape="id5" draw:start-glue-point="1" draw:end-shape="id6" draw:end-glue-point="3" svg:d="m5064 25722 1773 65">
          <text:p/>
        </draw:connector>
        <draw:rect draw:style-name="gr3" xml:id="id7" draw:id="id7" draw:layer="layout" svg:width="2.794cm" svg:height="1.143cm" svg:x="11.668cm" svg:y="12.49cm">
          <text:p/>
        </draw:rect>
        <draw:rect draw:style-name="gr3" draw:text-style-name="P5" draw:layer="layout" svg:width="2.403cm" svg:height="0.875cm" svg:x="11.838cm" svg:y="12.629cm">
          <text:p text:style-name="P4">Album</text:p>
        </draw:rect>
        <draw:rect draw:style-name="gr3" xml:id="id10" draw:id="id10" draw:layer="layout" svg:width="2.413cm" svg:height="0.954cm" svg:x="11.898cm" svg:y="2.74cm">
          <text:p text:style-name="P1">Artist</text:p>
        </draw:rect>
        <draw:connector draw:style-name="gr4" draw:text-style-name="P1" draw:layer="layout" draw:type="line" svg:x1="14.462cm" svg:y1="13.061cm" svg:x2="16.794cm" svg:y2="12.398cm" draw:start-shape="id7" draw:start-glue-point="1" draw:end-shape="id8" draw:end-glue-point="3" svg:d="m14462 13061 2332-663">
          <text:p/>
        </draw:connector>
        <draw:connector draw:style-name="gr4" draw:text-style-name="P1" draw:layer="layout" draw:type="line" svg:x1="14.462cm" svg:y1="13.061cm" svg:x2="16.794cm" svg:y2="14.684cm" draw:start-shape="id7" draw:start-glue-point="1" draw:end-shape="id9" draw:end-glue-point="3" svg:d="m14462 13061 2332 1623">
          <text:p/>
        </draw:connector>
        <draw:custom-shape draw:style-name="gr1" draw:text-style-name="P1" draw:layer="layout" svg:width="5.08cm" svg:height="2.032cm" svg:x="5.818cm" svg:y="20.966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4" draw:id="id14" draw:layer="layout" svg:width="6.347cm" svg:height="2.539cm" svg:x="5.215cm" svg:y="20.7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08cm" svg:height="2.032cm" svg:x="5.816cm" svg:y="20.964cm">
          <text:p text:style-name="P1">WasPlayed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76cm" svg:height="1.904cm" svg:x="10.72cm" svg:y="7.9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81cm" svg:height="1.524cm" svg:x="11.171cm" svg:y="8.172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3" draw:id="id13" draw:layer="layout" svg:width="4.76cm" svg:height="1.904cm" svg:x="10.719cm" svg:y="7.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81cm" svg:height="1.524cm" svg:x="11.17cm" svg:y="8.171cm">
          <text:p text:style-name="P1">Compil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76cm" svg:height="1.904cm" svg:x="6.012cm" svg:y="12.1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81cm" svg:height="1.524cm" svg:x="6.463cm" svg:y="12.35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76cm" svg:height="1.904cm" svg:x="6.011cm" svg:y="12.1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81cm" svg:height="1.524cm" svg:x="6.462cm" svg:y="12.349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1.898cm" svg:y1="3.217cm" svg:x2="8.593cm" svg:y2="2.251cm" draw:start-shape="id10" draw:start-glue-point="3" draw:end-shape="id11" draw:end-glue-point="1" svg:d="m11898 3217-3305-966">
          <text:p/>
        </draw:connector>
        <draw:connector draw:style-name="gr4" draw:text-style-name="P1" draw:layer="layout" draw:type="line" svg:x1="11.898cm" svg:y1="3.217cm" svg:x2="8.593cm" svg:y2="4.664cm" draw:start-shape="id10" draw:start-glue-point="3" draw:end-shape="id12" draw:end-glue-point="1" svg:d="m11898 3217-3305 1447">
          <text:p/>
        </draw:connector>
        <draw:connector draw:style-name="gr4" draw:text-style-name="P1" draw:layer="layout" draw:type="line" svg:x1="13.104cm" svg:y1="3.694cm" svg:x2="13.099cm" svg:y2="7.99cm" draw:start-shape="id10" draw:start-glue-point="2" draw:end-shape="id13" draw:end-glue-point="4" svg:d="m13104 3694-5 4296">
          <text:p/>
        </draw:connector>
        <draw:connector draw:style-name="gr4" draw:text-style-name="P1" draw:layer="layout" draw:type="line" svg:x1="8.388cm" svg:y1="20.723cm" svg:x2="8.391cm" svg:y2="17.983cm" draw:start-shape="id14" draw:start-glue-point="4" draw:end-shape="id2" draw:end-glue-point="2" svg:d="m8388 20723 3-2740">
          <text:p/>
        </draw:connector>
        <draw:line draw:style-name="gr4" draw:text-style-name="P1" draw:layer="layout" svg:x1="12.825cm" svg:y1="9.769cm" svg:x2="12.825cm" svg:y2="12.49cm">
          <text:p/>
        </draw:line>
        <draw:line draw:style-name="gr4" draw:text-style-name="P1" draw:layer="layout" svg:x1="13.386cm" svg:y1="9.769cm" svg:x2="13.386cm" svg:y2="12.49cm">
          <text:p/>
        </draw:line>
        <draw:frame draw:style-name="gr5" draw:layer="layout" svg:width="0.127cm" svg:height="0.962cm" svg:x="13.357cm" svg:y="7.21cm">
          <draw:text-box>
            <text:p>1</text:p>
          </draw:text-box>
        </draw:frame>
        <draw:frame draw:style-name="gr6" draw:layer="layout" svg:width="0.959cm" svg:height="0.962cm" svg:x="13.438cm" svg:y="10.185cm">
          <draw:text-box>
            <text:p>N</text:p>
          </draw:text-box>
        </draw:frame>
        <draw:line draw:style-name="gr4" draw:text-style-name="P1" draw:layer="layout" svg:x1="8.082cm" svg:y1="23.182cm" svg:x2="8.082cm" svg:y2="25.214cm">
          <text:p/>
        </draw:line>
        <draw:line draw:style-name="gr4" draw:text-style-name="P1" draw:layer="layout" svg:x1="8.643cm" svg:y1="23.182cm" svg:x2="8.643cm" svg:y2="25.214cm">
          <text:p/>
        </draw:line>
        <draw:frame draw:style-name="gr5" draw:layer="layout" svg:width="0.001cm" svg:height="0.962cm" svg:x="9.098cm" svg:y="23.563cm">
          <draw:text-box>
            <text:p>N</text:p>
          </draw:text-box>
        </draw:frame>
        <draw:frame draw:style-name="gr6" draw:layer="layout" svg:width="0.853cm" svg:height="0.962cm" svg:x="8.264cm" svg:y="19.679cm">
          <draw:text-box>
            <text:p>1</text:p>
          </draw:text-box>
        </draw:frame>
        <draw:line draw:style-name="gr4" draw:text-style-name="P1" draw:layer="layout" svg:x1="8.115cm" svg:y1="14.014cm" svg:x2="8.115cm" svg:y2="16.808cm">
          <text:p/>
        </draw:line>
        <draw:line draw:style-name="gr4" draw:text-style-name="P1" draw:layer="layout" svg:x1="8.676cm" svg:y1="14.014cm" svg:x2="8.676cm" svg:y2="16.808cm">
          <text:p/>
        </draw:line>
        <draw:frame draw:style-name="gr7" draw:layer="layout" svg:width="0.959cm" svg:height="1.726cm" svg:x="8.828cm" svg:y="14.777cm">
          <draw:text-box>
            <text:p>N</text:p>
          </draw:text-box>
        </draw:frame>
        <draw:line draw:style-name="gr4" draw:text-style-name="P1" draw:layer="layout" svg:x1="10.24cm" svg:y1="12.871cm" svg:x2="11.637cm" svg:y2="12.871cm">
          <text:p/>
        </draw:line>
        <draw:line draw:style-name="gr4" draw:text-style-name="P1" draw:layer="layout" svg:x1="10.24cm" svg:y1="13.37cm" svg:x2="11.637cm" svg:y2="13.37cm">
          <text:p/>
        </draw:line>
        <draw:frame draw:style-name="gr6" draw:layer="layout" svg:width="0.853cm" svg:height="0.962cm" svg:x="10.398cm" svg:y="11.855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eri Cabral</meta:initial-creator>
    <meta:creation-date>2013-01-03T11:55:40</meta:creation-date>
    <dc:date>2013-01-04T14:04:30</dc:date>
    <dc:creator>Sheeri Cabral</dc:creator>
    <meta:editing-duration>PT3S</meta:editing-duration>
    <meta:editing-cycles>1</meta:editing-cycles>
    <meta:document-statistic meta:object-count="51"/>
    <meta:generator>OpenOffice.org/3.4.1$Unix OpenOffice.org_project/341m1$Build-9593</meta:generator>
  </office:meta>
</office:document-meta>
</file>